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repository contains the two R functions corresponding to the first part of the t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